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c93e4" officeooo:paragraph-rsid="000c93e4"/>
    </style:style>
    <style:style style:name="P2" style:family="paragraph" style:parent-style-name="Standard">
      <style:text-properties fo:language="fr" fo:country="FR" officeooo:rsid="000e5edb" officeooo:paragraph-rsid="000e5edb"/>
    </style:style>
    <style:style style:name="P3" style:family="paragraph" style:parent-style-name="Standard">
      <style:text-properties fo:language="fr" fo:country="FR" style:text-underline-style="solid" style:text-underline-width="auto" style:text-underline-color="font-color" fo:font-weight="bold" officeooo:rsid="000e5edb" officeooo:paragraph-rsid="000e5edb" style:font-weight-asian="bold" style:font-weight-complex="bold"/>
    </style:style>
    <style:style style:name="P4" style:family="paragraph" style:parent-style-name="Standard">
      <style:text-properties fo:language="fr" fo:country="FR" style:text-underline-style="none" officeooo:rsid="000e5edb" officeooo:paragraph-rsid="000e5edb"/>
    </style:style>
    <style:style style:name="P5" style:family="paragraph" style:parent-style-name="Standard">
      <style:text-properties fo:language="fr" fo:country="FR" style:text-underline-style="none" officeooo:rsid="001036cf" officeooo:paragraph-rsid="001036cf"/>
    </style:style>
    <style:style style:name="P6" style:family="paragraph" style:parent-style-name="Standard">
      <style:text-properties fo:language="fr" fo:country="FR" fo:font-style="normal" style:text-underline-style="none" officeooo:rsid="000e5edb" officeooo:paragraph-rsid="000e5edb" style:font-style-asian="normal" style:font-style-complex="normal"/>
    </style:style>
    <style:style style:name="P7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e5edb" officeooo:paragraph-rsid="000e5ed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language="fr" fo:country="FR" fo:font-style="italic" style:text-underline-style="solid" style:text-underline-width="auto" style:text-underline-color="font-color" fo:font-weight="normal" officeooo:rsid="000e5edb" officeooo:paragraph-rsid="000e5edb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8pt" fo:language="fr" fo:country="FR" fo:font-style="normal" style:text-underline-style="solid" style:text-underline-width="auto" style:text-underline-color="font-color" fo:font-weight="normal" officeooo:rsid="000c93e4" officeooo:paragraph-rsid="000c93e4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text-properties fo:language="fr" fo:country="FR" style:text-underline-style="none" fo:font-weight="normal" officeooo:rsid="000e5edb" officeooo:paragraph-rsid="000e5edb" style:font-weight-asian="normal" style:font-weight-complex="normal"/>
    </style:style>
    <style:style style:name="P11" style:family="paragraph" style:parent-style-name="Standard">
      <style:text-properties fo:language="fr" fo:country="FR" style:text-underline-style="none" officeooo:rsid="000e5edb" officeooo:paragraph-rsid="000e5edb"/>
    </style:style>
    <style:style style:name="P12" style:family="paragraph" style:parent-style-name="Standard">
      <style:text-properties fo:language="fr" fo:country="FR" style:text-underline-style="none" fo:font-weight="bold" officeooo:rsid="0016552d" officeooo:paragraph-rsid="001731ad" style:font-weight-asian="bold" style:font-weight-complex="bold"/>
    </style:style>
    <style:style style:name="P13" style:family="paragraph" style:parent-style-name="Standard">
      <style:text-properties fo:language="fr" fo:country="FR" fo:font-style="italic" style:text-underline-style="none" fo:font-weight="normal" officeooo:rsid="001854f0" officeooo:paragraph-rsid="000e5edb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language="fr" fo:country="FR" fo:font-style="italic" style:text-underline-style="none" officeooo:rsid="0019b3e7" officeooo:paragraph-rsid="000e5edb" style:font-style-asian="italic" style:font-style-complex="italic"/>
    </style:style>
    <style:style style:name="P15" style:family="paragraph" style:parent-style-name="Standard">
      <style:text-properties fo:language="fr" fo:country="FR" fo:font-style="italic" style:text-underline-style="none" officeooo:rsid="001d7497" officeooo:paragraph-rsid="000e5edb" style:font-style-asian="italic" style:font-style-complex="italic"/>
    </style:style>
    <style:style style:name="P16" style:family="paragraph" style:parent-style-name="Standard">
      <style:text-properties fo:language="fr" fo:country="FR" fo:font-style="italic" style:text-underline-style="none" officeooo:rsid="001f6f84" officeooo:paragraph-rsid="000e5edb" style:font-style-asian="italic" style:font-style-complex="italic"/>
    </style:style>
    <style:style style:name="P17" style:family="paragraph" style:parent-style-name="Standard">
      <style:text-properties fo:language="fr" fo:country="FR" fo:font-style="normal" style:text-underline-style="none" officeooo:rsid="000e5edb" officeooo:paragraph-rsid="000e5edb" style:font-style-asian="normal" style:font-style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036cf" style:font-weight-asian="normal" style:font-weight-complex="normal"/>
    </style:style>
    <style:style style:name="T3" style:family="text">
      <style:text-properties style:text-underline-style="none" fo:font-weight="normal" officeooo:rsid="00214841" style:font-weight-asian="normal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214841" style:font-style-asian="normal" style:font-weight-asian="normal" style:font-style-complex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normal" officeooo:rsid="0016552d" style:font-weight-asian="normal" style:font-weight-complex="normal"/>
    </style:style>
    <style:style style:name="T8" style:family="text">
      <style:text-properties fo:font-weight="normal" officeooo:rsid="001731ad" style:font-weight-asian="normal" style:font-weight-complex="normal"/>
    </style:style>
    <style:style style:name="T9" style:family="text">
      <style:text-properties fo:font-style="italic" officeooo:rsid="001731ad" style:font-style-asian="italic" style:font-style-complex="italic"/>
    </style:style>
    <style:style style:name="T10" style:family="text">
      <style:text-properties fo:font-style="italic" officeooo:rsid="0019b3e7" style:font-style-asian="italic" style:font-style-complex="italic"/>
    </style:style>
    <style:style style:name="T11" style:family="text">
      <style:text-properties fo:font-style="italic" officeooo:rsid="001b2396" style:font-style-asian="italic" style:font-style-complex="italic"/>
    </style:style>
    <style:style style:name="T12" style:family="text">
      <style:text-properties fo:font-style="italic" officeooo:rsid="001d7497" style:font-style-asian="italic" style:font-style-complex="italic"/>
    </style:style>
    <style:style style:name="T13" style:family="text">
      <style:text-properties fo:font-style="italic" officeooo:rsid="001f6f84" style:font-style-asian="italic" style:font-style-complex="italic"/>
    </style:style>
    <style:style style:name="T14" style:family="text">
      <style:text-properties fo:font-style="italic" officeooo:rsid="00214841" style:font-style-asian="italic" style:font-style-complex="italic"/>
    </style:style>
    <style:style style:name="T15" style:family="text">
      <style:text-properties fo:font-style="italic" style:text-underline-style="none" fo:font-weight="normal" officeooo:rsid="00214841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854f0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b9b98" style:font-style-asian="italic" style:font-weight-asian="normal" style:font-style-complex="italic" style:font-weight-complex="normal"/>
    </style:style>
    <style:style style:name="T19" style:family="text">
      <style:text-properties fo:font-weight="bold" officeooo:rsid="0016552d" style:font-weight-asian="bold" style:font-weight-complex="bold"/>
    </style:style>
    <style:style style:name="T20" style:family="text">
      <style:text-properties fo:font-weight="bold" officeooo:rsid="001cfdac" style:font-weight-asian="bold" style:font-weight-complex="bold"/>
    </style:style>
    <style:style style:name="T21" style:family="text">
      <style:text-properties fo:font-weight="bold" officeooo:rsid="001ef602" style:font-weight-asian="bold" style:font-weight-complex="bold"/>
    </style:style>
    <style:style style:name="T22" style:family="text">
      <style:text-properties fo:font-weight="bold" officeooo:rsid="001f6f84" style:font-weight-asian="bold" style:font-weight-complex="bold"/>
    </style:style>
    <style:style style:name="T23" style:family="text">
      <style:text-properties fo:font-weight="bold" officeooo:rsid="00214841" style:font-weight-asian="bold" style:font-weight-complex="bold"/>
    </style:style>
    <style:style style:name="T24" style:family="text">
      <style:text-properties officeooo:rsid="0012fa97"/>
    </style:style>
    <style:style style:name="T25" style:family="text">
      <style:text-properties officeooo:rsid="00147c39"/>
    </style:style>
    <style:style style:name="T26" style:family="text">
      <style:text-properties officeooo:rsid="001cfdac"/>
    </style:style>
    <style:style style:name="T27" style:family="text">
      <style:text-properties officeooo:rsid="001ef602"/>
    </style:style>
    <style:style style:name="T28" style:family="text">
      <style:text-properties officeooo:rsid="001f6f84"/>
    </style:style>
    <style:style style:name="T29" style:family="text">
      <style:text-properties officeooo:rsid="00212982"/>
    </style:style>
    <style:style style:name="T30" style:family="text">
      <style:text-properties officeooo:rsid="002148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ocument de Cadrage</text:p>
      <text:p text:style-name="P1"/>
      <text:p text:style-name="P2"/>
      <text:p text:style-name="P7"><text:span text:style-name="T16">Nom de l’application :</text:span><text:span text:style-name="T1"> </text:span></text:p>
      <text:p text:style-name="P10"/>
      <text:p text:style-name="P3"><text:span text:style-name="T1">“</text:span><text:span text:style-name="T15">Chimai</text:span><text:span text:style-name="T4">” </text:span><text:span text:style-name="T5">( Chimay en Wallon) </text:span></text:p>
      <text:p text:style-name="P4"/>
      <text:p text:style-name="P8">Composition de l’équipe :</text:p>
      <text:p text:style-name="P10"/>
      <text:p text:style-name="P3"><text:span text:style-name="T1">-</text:span><text:span text:style-name="T3">Ousmane Diop </text:span><text:span text:style-name="T1"><text:line-break/></text:span><text:span text:style-name="T2">-</text:span><text:span text:style-name="T3">Richard Denys</text:span><text:span text:style-name="T2"><text:line-break/>-</text:span><text:span text:style-name="T3">Caroline Janssens</text:span><text:span text:style-name="T2"><text:line-break/>-</text:span><text:span text:style-name="T3">Natascha Gritte</text:span></text:p>
      <text:p text:style-name="P4"/>
      <text:p text:style-name="P8">Type :</text:p>
      <text:p text:style-name="P4"/>
      <text:p text:style-name="P5"><text:span text:style-name="T6">Produit “final” :</text:span> Application mobile de géolocalisation.</text:p>
      <text:p text:style-name="P5"/>
      <text:p text:style-name="P5"><text:span text:style-name="T6">Démonstration :</text:span> Application/site web<text:line-break/></text:p>
      <text:p text:style-name="P4"/>
      <text:p text:style-name="P8">Valeurs et Intentions :</text:p>
      <text:p text:style-name="P4"/>
      <text:p text:style-name="P4"><text:span text:style-name="T6">Valeurs :</text:span> <text:span text:style-name="T24">Découverte, recherche, curiosité</text:span></text:p>
      <text:p text:style-name="P4"/>
      <text:p text:style-name="P4"><text:span text:style-name="T6">Intentions :</text:span> <text:span text:style-name="T24">Revaloriser et inciter les touristes à découvrir ou redécouvrir la ville de Chimay.</text:span></text:p>
      <text:p text:style-name="P4"/>
      <text:p text:style-name="P4"/>
      <text:p text:style-name="P8">Pitch :</text:p>
      <text:p text:style-name="P4"><text:line-break/><text:span text:style-name="T25">Une application de géolocalisation </text:span><text:span text:style-name="T30">de la ville de Chimay sur fond </text:span><text:span text:style-name="T25"><text:s/></text:span><text:span text:style-name="T30">d’</text:span><text:span text:style-name="T25">ambiance médiévale, </text:span><text:span text:style-name="T30">grâce à laquelle </text:span><text:span text:style-name="T25">on peut tout autant découvrir le côté historique et culturel de la ville que celui culinaire.</text:span></text:p>
      <text:p text:style-name="P4"/>
      <text:p text:style-name="P8">Gameplay :</text:p>
      <text:p text:style-name="P4"/>
      <text:p text:style-name="P4">-<text:span text:style-name="T19">Chercher et découvrir</text:span><text:span text:style-name="T7"> </text:span><text:span text:style-name="T8">(Mécanique principale)</text:span></text:p>
      <text:p text:style-name="P4"><text:tab/><text:span text:style-name="T9">Découvrir la ville avec les points d’int</text:span><text:span text:style-name="T11">é</text:span><text:span text:style-name="T9">rêt</text:span><text:span text:style-name="T11">s</text:span><text:span text:style-name="T9"> qui nous intéressent ou en découvrir des <text:tab/>nouveaux. La recherche sera toujours récompensée.<text:line-break/></text:span><text:tab/></text:p>
      <text:p text:style-name="P4">-<text:span text:style-name="T19">Partager</text:span></text:p>
      <text:p text:style-name="P4"><text:tab/><text:span text:style-name="T9">Possibilité de partager nos découvertes avec les autres utilisateurs. Possibilité d’échanger <text:tab/>des informations. <text:line-break/></text:span></text:p>
      <text:p text:style-name="P4">-<text:span text:style-name="T19">Créer</text:span></text:p>
      <text:p text:style-name="P4"><text:span text:style-name="T19"><text:tab/></text:span><text:span text:style-name="T17">Possible depuis son profil de créer sa propre « visite touristique » et de la partager avec les <text:tab/>autres utilisateurs. Il faudra simplement créer son chemin en app</text:span><text:span text:style-name="T18">u</text:span><text:span text:style-name="T17">yant sur les icônes que <text:tab/>nous voulons et enfin de le partager.</text:span></text:p>
      <text:p text:style-name="P13"/>
      <text:p text:style-name="P12"/>
      <text:p text:style-name="P12"/>
      <text:p text:style-name="P12"/>
      <text:p text:style-name="P12"><text:soft-page-break/>-Améliorer</text:p>
      <text:p text:style-name="P12"/>
      <text:p text:style-name="P4"><text:tab/><text:span text:style-name="T10">Système de récompenses sous forme d’expérience et de badges. C’est en découvrant la ville <text:tab/>que nous gagnons ces récompenses.<text:line-break/></text:span></text:p>
      <text:p text:style-name="P14"/>
      <text:p text:style-name="P8">USP :</text:p>
      <text:p text:style-name="P4"/>
      <text:p text:style-name="P4">-<text:span text:style-name="T26">Une application de géolocalisation </text:span><text:span text:style-name="T20">interactive</text:span><text:span text:style-name="T26"> et </text:span><text:span text:style-name="T20">original</text:span><text:span text:style-name="T23">e</text:span></text:p>
      <text:p text:style-name="P4"><text:span text:style-name="T23"/></text:p>
      <text:p text:style-name="P4"><text:tab/><text:span text:style-name="T12">Possibilité de filtrer nos recherches pour se concentrer sur la culture, l’histoire ou bien encore « l’univers culinaire » de Chim</text:span><text:span text:style-name="T14">a</text:span><text:span text:style-name="T12">y. De la, chaque point d’intérêt sur la carte donne des informations et/ou des anecdotes sur le lieu !</text:span></text:p>
      <text:p text:style-name="P15"/>
      <text:p text:style-name="P6">-<text:span text:style-name="T27">Une découverte </text:span><text:span text:style-name="T21">romancée </text:span><text:span text:style-name="T27">!</text:span></text:p>
      <text:p text:style-name="P6"/>
      <text:p text:style-name="P6"><text:tab/><text:span text:style-name="T13">Les lieux culturel</text:span><text:span text:style-name="T14">s</text:span><text:span text:style-name="T13"> et historiques auront chacun une image/photo ainsi que leur histoire <text:tab/>raconté comme un compte médiéval !</text:span></text:p>
      <text:p text:style-name="P16"/>
      <text:p text:style-name="P6">-<text:span text:style-name="T28">Des récompenses, des </text:span><text:span text:style-name="T22">vraies </text:span><text:span text:style-name="T28">!</text:span></text:p>
      <text:p text:style-name="P6"/>
      <text:p text:style-name="P6"><text:tab/><text:span text:style-name="T13">En plus du gain d’expériences et des badges atestant de votre connaissance de la ville, celle-ci peut même vous offrir des vraies récompenses comme une chim</text:span><text:span text:style-name="T14">a</text:span><text:span text:style-name="T13">y </text:span><text:span text:style-name="T14">par exemple </text:span><text:span text:style-name="T13">!</text:span></text:p>
      <text:p text:style-name="P16"/>
      <text:p text:style-name="P8">Références :</text:p>
      <text:p text:style-name="P4"/>
      <text:p text:style-name="P4">-<text:span text:style-name="T29">Google map</text:span></text:p>
      <text:p text:style-name="P4"/>
      <text:p text:style-name="P4">-<text:span text:style-name="T30">Walonmap</text:span></text:p>
      <text:p text:style-name="P4"/>
      <text:p text:style-name="P4">-<text:span text:style-name="T30">Documents fournis par la ville de Chimay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08:35:12.615110932</meta:creation-date>
    <meta:generator>LibreOffice/6.4.6.2$Linux_X86_64 LibreOffice_project/40$Build-2</meta:generator>
    <dc:date>2021-02-04T14:11:19.831240759</dc:date>
    <meta:editing-duration>PT3H28M14S</meta:editing-duration>
    <meta:editing-cycles>19</meta:editing-cycles>
    <meta:document-statistic meta:table-count="0" meta:image-count="0" meta:object-count="0" meta:page-count="2" meta:paragraph-count="33" meta:word-count="313" meta:character-count="2041" meta:non-whitespace-character-count="1736"/>
  </office:meta>
</office:document-meta>
</file>